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consolas" svg:font-family="consolas, 'Liberation Mono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215cm" style:rel-column-width="1256*"/>
    </style:style>
    <style:style style:name="Tabela1.B" style:family="table-column">
      <style:table-column-properties style:column-width="3.276cm" style:rel-column-width="1857*"/>
    </style:style>
    <style:style style:name="Tabela1.C" style:family="table-column">
      <style:table-column-properties style:column-width="7.258cm" style:rel-column-width="4115*"/>
    </style:style>
    <style:style style:name="Tabela1.D" style:family="table-column">
      <style:table-column-properties style:column-width="4.251cm" style:rel-column-width="2410*"/>
    </style:style>
    <style:style style:name="Tabela1.A1" style:family="table-cell">
      <style:table-cell-properties style:writing-mode="page"/>
    </style:style>
    <style:style style:name="Tabela1.A6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984cm" style:rel-column-width="1125*"/>
    </style:style>
    <style:style style:name="Tabela2.B" style:family="table-column">
      <style:table-column-properties style:column-width="4.815cm" style:rel-column-width="2730*"/>
    </style:style>
    <style:style style:name="Tabela2.C" style:family="table-column">
      <style:table-column-properties style:column-width="3.399cm" style:rel-column-width="1927*"/>
    </style:style>
    <style:style style:name="Tabela2.D" style:family="table-column">
      <style:table-column-properties style:column-width="3.401cm" style:rel-column-width="1928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009cm" style:rel-column-width="1706*"/>
    </style:style>
    <style:style style:name="Tabela3.B" style:family="table-column">
      <style:table-column-properties style:column-width="4.796cm" style:rel-column-width="2719*"/>
    </style:style>
    <style:style style:name="Tabela3.C" style:family="table-column">
      <style:table-column-properties style:column-width="3.903cm" style:rel-column-width="2213*"/>
    </style:style>
    <style:style style:name="Tabela3.D" style:family="table-column">
      <style:table-column-properties style:column-width="5.292cm" style:rel-column-width="3000*"/>
    </style:style>
    <style:style style:name="Tabela3.A1" style:family="table-cell">
      <style:table-cell-properties fo:padding="0cm" fo:border="none" style:writing-mode="page"/>
    </style:style>
    <style:style style:name="Tabela3.7" style:family="table-row">
      <style:table-row-properties style:min-row-height="0.566cm"/>
    </style:style>
    <style:style style:name="P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size="12pt" fo:language="pt" fo:country="PT" officeooo:rsid="002d0f4f" officeooo:paragraph-rsid="002d0f4f" style:font-size-asian="12pt" style:font-size-complex="12pt"/>
    </style:style>
    <style:style style:name="P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1cm" style:auto-text-indent="false" style:page-number="auto" fo:background-color="transparent"/>
      <style:text-properties fo:font-size="12pt" fo:language="pt" fo:country="PT" style:font-size-asian="12pt" style:font-size-complex="12pt"/>
    </style:style>
    <style:style style:name="P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1cm" style:auto-text-indent="false" fo:background-color="transparent"/>
      <style:text-properties fo:font-size="12pt" fo:language="pt" fo:country="PT" officeooo:rsid="002d0f4f" officeooo:paragraph-rsid="002d0f4f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Mono" officeooo:rsid="001cf703" officeooo:paragraph-rsid="001cf703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Mono" officeooo:rsid="001cf703" officeooo:paragraph-rsid="001cf703"/>
    </style:style>
    <style:style style:name="P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Liberation Mono" officeooo:rsid="001cf703" officeooo:paragraph-rsid="001cf703"/>
    </style:style>
    <style:style style:name="P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1e6bbf" officeooo:paragraph-rsid="001e6bbf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d40cc"/>
    </style:style>
    <style:style style:name="P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1e6bbf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Mono" officeooo:rsid="002e12e0" officeooo:paragraph-rsid="002e12e0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1cf703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2c7693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rsid="0020526c" officeooo:paragraph-rsid="0020526c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rsid="002c7693" officeooo:paragraph-rsid="002c7693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rsid="002f0de4" officeooo:paragraph-rsid="002f0de4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officeooo:rsid="002d0f4f" officeooo:paragraph-rsid="002d0f4f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officeooo:rsid="002e12e0" officeooo:paragraph-rsid="002e12e0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officeooo:rsid="002eaf24" officeooo:paragraph-rsid="002eaf24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1cf703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234cb4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29b701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0526c" officeooo:paragraph-rsid="0020526c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34cb4" officeooo:paragraph-rsid="00234cb4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53605" officeooo:paragraph-rsid="00253605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9b701" officeooo:paragraph-rsid="0029b701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9e806" officeooo:paragraph-rsid="0029e806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2cb041" officeooo:paragraph-rsid="002cb041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1d40cc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c7693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eaf24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ecec5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34cb4" officeooo:paragraph-rsid="00234cb4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7c449" officeooo:paragraph-rsid="0027c449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9b701" officeooo:paragraph-rsid="0029b701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9e806" officeooo:paragraph-rsid="0029e806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b9f51" officeooo:paragraph-rsid="002b9f51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c7693" officeooo:paragraph-rsid="002c7693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cb041" officeooo:paragraph-rsid="002cb041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officeooo:rsid="002d0f4f" officeooo:paragraph-rsid="002d0f4f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officeooo:rsid="002e12e0" officeooo:paragraph-rsid="002e12e0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officeooo:rsid="002eaf24" officeooo:paragraph-rsid="002eaf24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ebb52" officeooo:paragraph-rsid="002ebb52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39687" officeooo:paragraph-rsid="00339687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4a03c" officeooo:paragraph-rsid="0034a03c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2c7693" officeooo:paragraph-rsid="002c7693"/>
    </style:style>
    <style:style style:name="P48" style:family="paragraph" style:parent-style-name="Table_20_Contents">
      <style:paragraph-properties fo:text-align="justify" style:justify-single-word="false"/>
    </style:style>
    <style:style style:name="P49" style:family="paragraph" style:parent-style-name="Table_20_Contents">
      <style:paragraph-properties fo:text-align="justify" style:justify-single-word="false"/>
      <style:text-properties officeooo:rsid="002a7a85" officeooo:paragraph-rsid="002a7a85"/>
    </style:style>
    <style:style style:name="P50" style:family="paragraph" style:parent-style-name="Table_20_Contents">
      <style:paragraph-properties fo:text-align="justify" style:justify-single-word="false"/>
      <style:text-properties officeooo:rsid="002ebb52" officeooo:paragraph-rsid="002ebb52"/>
    </style:style>
    <style:style style:name="P51" style:family="paragraph" style:parent-style-name="Table_20_Contents">
      <style:paragraph-properties fo:text-align="justify" style:justify-single-word="false"/>
      <style:text-properties officeooo:rsid="002f0de4"/>
    </style:style>
    <style:style style:name="P52" style:family="paragraph" style:parent-style-name="Table_20_Contents">
      <style:paragraph-properties fo:text-align="justify" style:justify-single-word="false"/>
      <style:text-properties officeooo:rsid="002f0de4" officeooo:paragraph-rsid="002f0de4"/>
    </style:style>
    <style:style style:name="P53" style:family="paragraph" style:parent-style-name="Table_20_Contents">
      <style:paragraph-properties fo:text-align="justify" style:justify-single-word="false"/>
      <style:text-properties officeooo:rsid="003063ea" officeooo:paragraph-rsid="003063ea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cf703"/>
    </style:style>
    <style:style style:name="T3" style:family="text">
      <style:text-properties style:font-name="Liberation Mono" officeooo:rsid="001d40cc"/>
    </style:style>
    <style:style style:name="T4" style:family="text">
      <style:text-properties style:font-name="Liberation Mono" officeooo:rsid="001e6bbf"/>
    </style:style>
    <style:style style:name="T5" style:family="text">
      <style:text-properties style:font-name="Liberation Mono" fo:font-style="italic" style:font-style-asian="italic" style:font-style-complex="italic"/>
    </style:style>
    <style:style style:name="T6" style:family="text">
      <style:text-properties style:font-name="Liberation Mono" fo:font-style="italic" officeooo:rsid="0025d88a" style:font-style-asian="italic" style:font-style-complex="italic"/>
    </style:style>
    <style:style style:name="T7" style:family="text">
      <style:text-properties style:font-name="Liberation Mono" fo:font-style="normal" style:font-style-asian="normal" style:font-style-complex="normal"/>
    </style:style>
    <style:style style:name="T8" style:family="text">
      <style:text-properties style:font-name="Liberation Mono" fo:font-style="normal" officeooo:rsid="00234cb4" style:font-style-asian="normal" style:font-style-complex="normal"/>
    </style:style>
    <style:style style:name="T9" style:family="text">
      <style:text-properties style:font-name="Liberation Mono" fo:font-style="normal" officeooo:rsid="0025d88a" style:font-style-asian="normal" style:font-style-complex="normal"/>
    </style:style>
    <style:style style:name="T10" style:family="text">
      <style:text-properties style:font-name="Liberation Mono" fo:font-style="normal" officeooo:rsid="0029b701" style:font-style-asian="normal" style:font-style-complex="normal"/>
    </style:style>
    <style:style style:name="T11" style:family="text">
      <style:text-properties style:font-name="Liberation Mono" fo:font-style="normal" officeooo:rsid="002c7693" style:font-style-asian="normal" style:font-style-complex="normal"/>
    </style:style>
    <style:style style:name="T12" style:family="text">
      <style:text-properties style:font-name="Liberation Mono" fo:font-style="normal" officeooo:rsid="002cb041" style:font-style-asian="normal" style:font-style-complex="normal"/>
    </style:style>
    <style:style style:name="T13" style:family="text">
      <style:text-properties style:font-name="Liberation Mono" officeooo:rsid="002eaf24"/>
    </style:style>
    <style:style style:name="T14" style:family="text">
      <style:text-properties style:font-name="Liberation Mono" officeooo:rsid="002ecec5"/>
    </style:style>
    <style:style style:name="T15" style:family="text">
      <style:text-properties style:font-name="Liberation Mono" officeooo:rsid="0034a03c"/>
    </style:style>
    <style:style style:name="T16" style:family="text">
      <style:text-properties style:font-name="Liberation Mono" officeooo:rsid="00359feb"/>
    </style:style>
    <style:style style:name="T17" style:family="text">
      <style:text-properties officeooo:rsid="001d40cc"/>
    </style:style>
    <style:style style:name="T18" style:family="text">
      <style:text-properties officeooo:rsid="002cb041"/>
    </style:style>
    <style:style style:name="T19" style:family="text">
      <style:text-properties officeooo:rsid="002ebb52"/>
    </style:style>
    <style:style style:name="T20" style:family="text">
      <style:text-properties officeooo:rsid="002f0de4"/>
    </style:style>
    <style:style style:name="T21" style:family="text">
      <style:text-properties officeooo:rsid="003063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temática básica – Números e operadores</text:p>
      <text:p text:style-name="P4"/>
      <text:p text:style-name="P4">Tipos de números</text:p>
      <text:p text:style-name="P4"/>
      <text:p text:style-name="P12"><text:span text:style-name="T2">Diferentemente do que usamos naturalmente no cotidiano, em programação o sistema de números decimais é um pouco mais complicado. São usados termos diferentes para especificar os diferentes tipos de números decimais.</text:span></text:p>
      <text:p text:style-name="P21"><text:span text:style-name="T2"/></text:p>
      <text:list xml:id="list3118137674" text:style-name="L1">
        <text:list-item>
          <text:p text:style-name="P6">Inteiros: são números sem pontos flutuantes: -1, 23 ou 50;</text:p>
        </text:list-item>
        <text:list-item>
          <text:p text:style-name="P6">Números com pontos flutuantes: números com pontos e casas decimais: 3.14, 14545 e 12.5;</text:p>
        </text:list-item>
        <text:list-item>
          <text:p text:style-name="P6">Doubles: <text:span text:style-name="T17">tipo específico de número flutuante que apresenta maior precisão.</text:span></text:p>
        </text:list-item>
      </text:list>
      <text:p text:style-name="P5"/>
      <text:p text:style-name="P5"/>
      <text:p text:style-name="P30"><text:span text:style-name="T3">Temos </text:span><text:span text:style-name="T4">até tipos</text:span><text:span text:style-name="T3"> </text:span><text:span text:style-name="T4">diferentes sistemas numéricos. O decimal é a base 10, ele compreende os números de 0 a 9. Porém temos outros:</text:span></text:p>
      <text:p text:style-name="P8"><text:span text:style-name="T4"/></text:p>
      <text:list xml:id="list3949880077" text:style-name="L2">
        <text:list-item>
          <text:p text:style-name="P7"><text:span text:style-name="T1">Binário: fazem parte da linguagem de baixo nível de computadores, usam apenas os números 0 e 1.</text:span></text:p>
        </text:list-item>
        <text:list-item>
          <text:p text:style-name="P7"><text:span text:style-name="T1">Octal: Base 8, usa números entre 0 e 7 em cada coluna;</text:span></text:p>
        </text:list-item>
        <text:list-item>
          <text:p text:style-name="P9"><text:span text:style-name="T4">Hexadecimal: Base 16, usa números de 0 a 9 e depois letras de a a f em cada coluna. Podemos encontrá-los nos códigos de cores do CSS.</text:span></text:p>
        </text:list-item>
      </text:list>
      <text:p text:style-name="P14"><text:span text:style-name="T4"/></text:p>
      <text:p text:style-name="P24"><text:span text:style-name="T4">D</text:span><text:span text:style-name="T1">iferentemente de muitas linguagens, o JS <text:s/>possui apenas um tipo de dados para números inteiros e decimais, o </text:span><text:span text:style-name="T5">Number</text:span><text:span text:style-name="T7">. Isto quer dizer que o JS manipulará ambos da mesma maneira.</text:span></text:p>
      <text:p text:style-name="P22"><text:span text:style-name="T8">Atribuindo e inicializando variáveis com valores numéricos:</text:span></text:p>
      <text:p text:style-name="P22"><text:span text:style-name="T8"/></text:p>
      <text:p text:style-name="P34"><text:span text:style-name="T7">let myInt = 5;</text:span></text:p>
      <text:p text:style-name="P34"><text:span text:style-name="T7">let myFloat = 3.14;</text:span></text:p>
      <text:p text:style-name="P34"><text:span text:style-name="T7">myInt;</text:span></text:p>
      <text:p text:style-name="P34"><text:span text:style-name="T7">myFloat;</text:span></text:p>
      <text:p text:style-name="P34"><text:span text:style-name="T7"/></text:p>
      <text:p text:style-name="P25"><text:span text:style-name="T7">Podemos checar o tipo dos dados para confirmar se o JS realmente interpreta inteiros e decimais como tipo </text:span><text:span text:style-name="T5">Number</text:span><text:span text:style-name="T7">:</text:span></text:p>
      <text:p text:style-name="P25"><text:span text:style-name="T7"/></text:p>
      <text:p text:style-name="P34"><text:span text:style-name="T7">typeof myInt; // number</text:span></text:p>
      <text:p text:style-name="P34"><text:span text:style-name="T7">typeof myFloat; // number</text:span></text:p>
      <text:p text:style-name="P25"><text:span text:style-name="T7"/></text:p>
      <text:p text:style-name="P26"><text:span text:style-name="T7">O objeto </text:span><text:span text:style-name="T5">Number</text:span><text:span text:style-name="T7"> representa todos os números padrão para usar no JS, ele possui vários métodos úteis </text:span><text:span text:style-name="T9">como para arredondar casas decimais </text:span><text:span text:style-name="T6">toFixed</text:span><text:span text:style-name="T9">(), aletorizar um número com o </text:span><text:span text:style-name="T6">Math.random</text:span><text:span text:style-name="T9">().</text:span></text:p>
      <text:p text:style-name="P26"><text:span text:style-name="T9"/></text:p>
      <text:p text:style-name="P35"><text:span text:style-name="T7">let lotsOfDecimal = 1.45454545</text:span></text:p>
      <text:p text:style-name="P35"><text:span text:style-name="T7">lotsOfdecimal;</text:span></text:p>
      <text:p text:style-name="P35"><text:span text:style-name="T7">let twoDecimalPlaces = lotsOfDecimal.toFixed(2); // 1.45</text:span></text:p>
      <text:p text:style-name="P35"><text:span text:style-name="T7">twoDecimalPlaces; // 1.45</text:span></text:p>
      <text:p text:style-name="P26"><text:span text:style-name="T9"/></text:p>
      <text:p text:style-name="P36"><text:span text:style-name="T9"/></text:p>
      <text:p text:style-name="P36"><text:span text:style-name="T9">C</text:span><text:span text:style-name="T7">onvertendo tipos de dados numéricos</text:span></text:p>
      <text:p text:style-name="P23"><text:soft-page-break/><text:span text:style-name="T9">A</text:span><text:span text:style-name="T10">lgumas vezes queremos manipular dados numéricos que estão armazenados como string, não sendo possível a realização de cálculos,nesses caso podemos converter o tipo:</text:span></text:p>
      <text:p text:style-name="P23"><text:span text:style-name="T10"/></text:p>
      <text:p text:style-name="P36"><text:span text:style-name="T9">l</text:span><text:span text:style-name="T7">et myNumber = ‘74’;</text:span></text:p>
      <text:p text:style-name="P36"><text:span text:style-name="T7">myNumber + 3; // 743</text:span></text:p>
      <text:p text:style-name="P27"><text:span text:style-name="T7"/></text:p>
      <text:p text:style-name="P27"><text:span text:style-name="T7">Neste caso descrito acima, o resultado esperado era 77, porém, <text:s/>o valor armazenado na variável </text:span><text:span text:style-name="T5">myNumber</text:span><text:span text:style-name="T7"> era uma string, e quando isto ocorre o JS executa uma concatenação, que é uma espécie de operação de soma entre string, os valores se unem apenas, por esse motivo o console retornou o valor 743.</text:span></text:p>
      <text:p text:style-name="P27"><text:span text:style-name="T7"/></text:p>
      <text:p text:style-name="P28"><text:span text:style-name="T7">typeof myNumber; // string</text:span></text:p>
      <text:p text:style-name="P28"><text:span text:style-name="T7"/></text:p>
      <text:p text:style-name="P28"><text:span text:style-name="T7">Number(myNumber) + 3; // 77</text:span></text:p>
      <text:p text:style-name="P28"><text:span text:style-name="T7"/></text:p>
      <text:p text:style-name="P37"><text:span text:style-name="T7"/></text:p>
      <text:p text:style-name="P37"><text:span text:style-name="T7">Operadores aritméticos</text:span></text:p>
      <text:p text:style-name="P37"><text:span text:style-name="T7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9">Operador</text:p>
          </table:table-cell>
          <table:table-cell table:style-name="Tabela1.A1" office:value-type="string">
            <text:p text:style-name="P49">Nome</text:p>
          </table:table-cell>
          <table:table-cell table:style-name="Tabela1.A1" office:value-type="string">
            <text:p text:style-name="P49">Aplicação</text:p>
          </table:table-cell>
          <table:table-cell table:style-name="Tabela1.A1" office:value-type="string">
            <text:p text:style-name="P49">Exemplo</text:p>
          </table:table-cell>
        </table:table-row>
        <table:table-row>
          <table:table-cell table:style-name="Tabela1.A1" office:value-type="string">
            <text:p text:style-name="P49">+</text:p>
          </table:table-cell>
          <table:table-cell table:style-name="Tabela1.A1" office:value-type="string">
            <text:p text:style-name="P49">Adição</text:p>
          </table:table-cell>
          <table:table-cell table:style-name="Tabela1.A1" office:value-type="string">
            <text:p text:style-name="P49">Soma de dois ou mais números</text:p>
          </table:table-cell>
          <table:table-cell table:style-name="Tabela1.A1" office:value-type="string">
            <text:p text:style-name="P49">5 + 3 // 8</text:p>
          </table:table-cell>
        </table:table-row>
        <table:table-row>
          <table:table-cell table:style-name="Tabela1.A1" office:value-type="string">
            <text:p text:style-name="P48">-</text:p>
          </table:table-cell>
          <table:table-cell table:style-name="Tabela1.A1" office:value-type="string">
            <text:p text:style-name="P49">Subtração</text:p>
          </table:table-cell>
          <table:table-cell table:style-name="Tabela1.A1" office:value-type="string">
            <text:p text:style-name="P49">Subtração de dois ou mais números</text:p>
          </table:table-cell>
          <table:table-cell table:style-name="Tabela1.A1" office:value-type="string">
            <text:p text:style-name="P49">7 - <text:s/>4 // 3</text:p>
          </table:table-cell>
        </table:table-row>
        <table:table-row>
          <table:table-cell table:style-name="Tabela1.A1" office:value-type="string">
            <text:p text:style-name="P48">*</text:p>
          </table:table-cell>
          <table:table-cell table:style-name="Tabela1.A1" office:value-type="string">
            <text:p text:style-name="P49">multiplicação</text:p>
          </table:table-cell>
          <table:table-cell table:style-name="Tabela1.A1" office:value-type="string">
            <text:p text:style-name="P49">Multiplicação de dois ou mais números</text:p>
          </table:table-cell>
          <table:table-cell table:style-name="Tabela1.A1" office:value-type="string">
            <text:p text:style-name="P49">2 * <text:s/>8 // 16</text:p>
          </table:table-cell>
        </table:table-row>
        <table:table-row>
          <table:table-cell table:style-name="Tabela1.A1" office:value-type="string">
            <text:p text:style-name="P48">/</text:p>
          </table:table-cell>
          <table:table-cell table:style-name="Tabela1.A1" office:value-type="string">
            <text:p text:style-name="P49">Divisão</text:p>
          </table:table-cell>
          <table:table-cell table:style-name="Tabela1.A1" office:value-type="string">
            <text:p text:style-name="P49">Divisão de dois ou mais números</text:p>
          </table:table-cell>
          <table:table-cell table:style-name="Tabela1.A1" office:value-type="string">
            <text:p text:style-name="P49">8 / 4 // 2</text:p>
          </table:table-cell>
        </table:table-row>
        <table:table-row>
          <table:table-cell table:style-name="Tabela1.A6" office:value-type="string">
            <text:p text:style-name="P48">%</text:p>
          </table:table-cell>
          <table:table-cell table:style-name="Tabela1.A6" office:value-type="string">
            <text:p text:style-name="P49">Resto</text:p>
          </table:table-cell>
          <table:table-cell table:style-name="Tabela1.A1" office:value-type="string">
            <text:p text:style-name="P49">Exibe o resto da divisão</text:p>
          </table:table-cell>
          <table:table-cell table:style-name="Tabela1.A1" office:value-type="string">
            <text:p text:style-name="P49">10 % 2 // 0</text:p>
          </table:table-cell>
        </table:table-row>
        <table:table-row>
          <table:table-cell table:style-name="Tabela1.A1" office:value-type="string">
            <text:p text:style-name="P48">**</text:p>
          </table:table-cell>
          <table:table-cell table:style-name="Tabela1.A1" office:value-type="string">
            <text:p text:style-name="P49">Exponenciação</text:p>
          </table:table-cell>
          <table:table-cell table:style-name="Tabela1.A1" office:value-type="string">
            <text:p text:style-name="P49">Eleva o número a potencia da base</text:p>
          </table:table-cell>
          <table:table-cell table:style-name="Tabela1.A1" office:value-type="string">
            <text:p text:style-name="P49">2 ** 2 // 4</text:p>
          </table:table-cell>
        </table:table-row>
      </table:table>
      <text:p text:style-name="P37"><text:span text:style-name="T7"/></text:p>
      <text:p text:style-name="P38"><text:span text:style-name="T7">Nota: algumas vezes podemos utilizar o antigo método para fazer operações de exponenciação utilizando o métodos Math.pow(2,2) que equivale a 2**2.</text:span></text:p>
      <text:p text:style-name="P38"><text:span text:style-name="T7"/></text:p>
      <text:p text:style-name="P47"><text:span text:style-name="T7">let num1 = 10;</text:span></text:p>
      <text:p text:style-name="P39"><text:span text:style-name="T7">let num2 = 5;</text:span></text:p>
      <text:p text:style-name="P39"><text:span text:style-name="T7">5 * num1; // 50</text:span></text:p>
      <text:p text:style-name="P39"><text:span text:style-name="T7">num1 ** 2; // 100</text:span></text:p>
      <text:p text:style-name="P39"><text:span text:style-name="T7">num2 / num1; // 0.5</text:span></text:p>
      <text:p text:style-name="P39"><text:span text:style-name="T7"/></text:p>
      <text:p text:style-name="P13"><text:span text:style-name="T11">São exemplos bastante simples, porém vejamos nos próximos um pouco mais de complexidade para introduzir um novo conceito, a ordem de precedência.</text:span></text:p>
      <text:p text:style-name="P31"><text:span text:style-name="T11"/></text:p>
      <text:p text:style-name="P39"><text:span text:style-name="T7">Num1 + num2 * 4; // 30</text:span></text:p>
      <text:p text:style-name="P39"><text:span text:style-name="T7">num2 % 5 * num1; // 0</text:span></text:p>
      <text:p text:style-name="P39"><text:span text:style-name="T7">num1 / num2 – 8 + 1; // -5</text:span></text:p>
      <text:p text:style-name="P40"><text:span text:style-name="T7">8 + 1 – num1 / num2; // 7</text:span></text:p>
      <text:p text:style-name="P39"><text:span text:style-name="T7"/></text:p>
      <text:p text:style-name="P15"><text:span text:style-name="T7">Alguns resultados podem ter retornado com valores um pouco diferente do esperado, isto acontece devido a ordem de precedência. </text:span><text:span text:style-name="T12">A lógica das operações em JS segue a lógica matemática quanto a ordem de precedência.</text:span></text:p>
      <text:p text:style-name="P29"><text:span text:style-name="T7">Lista completa com os operadores em JS:</text:span></text:p>
      <text:p text:style-name="P29"><text:soft-page-break/><text:a xlink:type="simple" xlink:href="https://developer.mozilla.org/en-US/docs/Web/JavaScript/Guide/Expressions_and_Operators#Operator_precedence" text:style-name="Internet_20_link" text:visited-style-name="Visited_20_Internet_20_Link"><text:span text:style-name="T7">https://developer.mozilla.org/en-US/docs/Web/JavaScript/Guide/Expressions_and_Operators#Operator_precedence</text:span></text:a></text:p>
      <text:p text:style-name="P29"><text:span text:style-name="T7"/></text:p>
      <text:p text:style-name="P40"><text:span text:style-name="T7">Operadores de incremento e decremento</text:span></text:p>
      <text:p text:style-name="P29"><text:span text:style-name="T7"/></text:p>
      <text:p text:style-name="P10">Às vezes, você deseja adicionar ou subtrair repetidamente um para ou de um valor de variável numérica. Isso pode ser feito convenientemente usando os operadores de incremento (++) e decremento (--). <text:span text:style-name="T18">Esses operadores não muito utilizados em loops.</text:span></text:p>
      <text:p text:style-name="P17"/>
      <text:p text:style-name="P41">Let num1 = 4;</text:p>
      <text:p text:style-name="P41">num1++; // 4</text:p>
      <text:p text:style-name="P18"/>
      <text:p text:style-name="P2"><text:bookmark text:name="tw-target-text"/>Ao fazer isso, você verá um valor 4 retornado - isso ocorre porque o navegador retorna o valor atual e depois incrementa a variável. Você pode ver que ele foi incrementado se você retornar o valor da variável novamente:</text:p>
      <text:p text:style-name="P3"/>
      <text:p text:style-name="P1">num1; // 5</text:p>
      <text:p text:style-name="P3"/>
      <text:p text:style-name="P3">Porém, se desejamos que o novo valor seja retorne imediatamente basta fazer o incremento antes:</text:p>
      <text:p text:style-name="P3"/>
      <text:p text:style-name="P41">let num2 = 5;</text:p>
      <text:p text:style-name="P41">++num2; // 6</text:p>
      <text:p text:style-name="P41"/>
      <text:p text:style-name="P11">O mesmo se aplica quando usamos o (--) ou seja o decremento.</text:p>
      <text:p text:style-name="P19"/>
      <text:p text:style-name="P19"/>
      <text:p text:style-name="P42">Operadores de atribuição</text:p>
      <text:p text:style-name="P19"/>
      <text:p text:style-name="P20">São os operadores que atribuem valores a uma variável, o mais básico é o (=):</text:p>
      <text:p text:style-name="P20"/>
      <text:p text:style-name="P43">let x = 3; // x recebe o valor 3</text:p>
      <text:p text:style-name="P43">let y = 4; // y recebe o valor 4</text:p>
      <text:p text:style-name="P32"><text:span text:style-name="T13">x = y; // x recebe o valor de y, logo x recebe 4.</text:span></text:p>
      <text:p text:style-name="P32"><text:span text:style-name="T13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row>
          <table:table-cell table:style-name="Tabela2.A1" office:value-type="string">
            <text:p text:style-name="P50">Operador</text:p>
          </table:table-cell>
          <table:table-cell table:style-name="Tabela2.A1" office:value-type="string">
            <text:p text:style-name="P50">Nome</text:p>
          </table:table-cell>
          <table:table-cell table:style-name="Tabela2.A1" office:value-type="string">
            <text:p text:style-name="P50">Aplicação</text:p>
          </table:table-cell>
          <table:table-cell table:style-name="Tabela2.A1" office:value-type="string">
            <text:p text:style-name="P50">Exemplo</text:p>
          </table:table-cell>
          <table:table-cell table:style-name="Tabela2.A1" office:value-type="string">
            <text:p text:style-name="P50">Atalho para</text:p>
          </table:table-cell>
        </table:table-row>
        <table:table-row>
          <table:table-cell table:style-name="Tabela2.A1" office:value-type="string">
            <text:p text:style-name="P50">+=</text:p>
          </table:table-cell>
          <table:table-cell table:style-name="Tabela2.A1" office:value-type="string">
            <text:p text:style-name="P50">Atribuição de adição</text:p>
          </table:table-cell>
          <table:table-cell table:style-name="Tabela2.A1" office:value-type="string">
            <text:p text:style-name="P48"/>
          </table:table-cell>
          <table:table-cell table:style-name="Tabela2.A1" office:value-type="string">
            <text:p text:style-name="P50">X += 4;</text:p>
          </table:table-cell>
          <table:table-cell table:style-name="Tabela2.A1" office:value-type="string">
            <text:p text:style-name="P50">X = x + 4;</text:p>
          </table:table-cell>
        </table:table-row>
        <table:table-row>
          <table:table-cell table:style-name="Tabela2.A1" office:value-type="string">
            <text:p text:style-name="P48">-<text:span text:style-name="T19">=</text:span></text:p>
          </table:table-cell>
          <table:table-cell table:style-name="Tabela2.A1" office:value-type="string">
            <text:p text:style-name="P50">Atribuição de subtração</text:p>
          </table:table-cell>
          <table:table-cell table:style-name="Tabela2.A1" office:value-type="string">
            <text:p text:style-name="P48"/>
          </table:table-cell>
          <table:table-cell table:style-name="Tabela2.A1" office:value-type="string">
            <text:p text:style-name="P50">X -= 3;</text:p>
          </table:table-cell>
          <table:table-cell table:style-name="Tabela2.A1" office:value-type="string">
            <text:p text:style-name="P50">X = x – 3;</text:p>
          </table:table-cell>
        </table:table-row>
        <table:table-row>
          <table:table-cell table:style-name="Tabela2.A1" office:value-type="string">
            <text:p text:style-name="P48">*<text:span text:style-name="T19">=</text:span></text:p>
          </table:table-cell>
          <table:table-cell table:style-name="Tabela2.A1" office:value-type="string">
            <text:p text:style-name="P50">Atribuição de multiplicação</text:p>
          </table:table-cell>
          <table:table-cell table:style-name="Tabela2.A1" office:value-type="string">
            <text:p text:style-name="P48"/>
          </table:table-cell>
          <table:table-cell table:style-name="Tabela2.A1" office:value-type="string">
            <text:p text:style-name="P50">X *= 3;</text:p>
          </table:table-cell>
          <table:table-cell table:style-name="Tabela2.A1" office:value-type="string">
            <text:p text:style-name="P50">X = x * 3;</text:p>
          </table:table-cell>
        </table:table-row>
        <table:table-row>
          <table:table-cell table:style-name="Tabela2.A1" office:value-type="string">
            <text:p text:style-name="P48">/<text:span text:style-name="T19">=</text:span></text:p>
          </table:table-cell>
          <table:table-cell table:style-name="Tabela2.A1" office:value-type="string">
            <text:p text:style-name="P50">Atribuição de divisão</text:p>
          </table:table-cell>
          <table:table-cell table:style-name="Tabela2.A1" office:value-type="string">
            <text:p text:style-name="P48"/>
          </table:table-cell>
          <table:table-cell table:style-name="Tabela2.A1" office:value-type="string">
            <text:p text:style-name="P50">X /= 4;</text:p>
          </table:table-cell>
          <table:table-cell table:style-name="Tabela2.A1" office:value-type="string">
            <text:p text:style-name="P50">X = x / 4;</text:p>
          </table:table-cell>
        </table:table-row>
      </table:table>
      <text:p text:style-name="P32"><text:span text:style-name="T13"/></text:p>
      <text:p text:style-name="P44"><text:span text:style-name="T13">x *</text:span><text:span text:style-name="T1">= 4; // 16</text:span></text:p>
      <text:p text:style-name="P20"/>
      <text:p text:style-name="P20"/>
      <text:p text:style-name="P33"><text:span text:style-name="T14">Operadores de comparação</text:span></text:p>
      <text:p text:style-name="P33"><text:span text:style-name="T14"/></text:p>
      <text:p text:style-name="P16"><text:span text:style-name="T14">Sã</text:span><text:span text:style-name="T1">o operadores fazem comparações e retornam valor verdadeiro ou falso (true/false)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52">Operador</text:p>
          </table:table-cell>
          <table:table-cell table:style-name="Tabela3.A1" office:value-type="string">
            <text:p text:style-name="P52">Nome</text:p>
          </table:table-cell>
          <table:table-cell table:style-name="Tabela3.A1" office:value-type="string">
            <text:p text:style-name="P52">Exemplo</text:p>
          </table:table-cell>
          <table:table-cell table:style-name="Tabela3.A1" office:value-type="string">
            <text:p text:style-name="P52">Resultado lógico</text:p>
          </table:table-cell>
        </table:table-row>
        <table:table-row>
          <table:table-cell table:style-name="Tabela3.A1" office:value-type="string">
            <text:p text:style-name="P51">“===”</text:p>
          </table:table-cell>
          <table:table-cell table:style-name="Tabela3.A1" office:value-type="string">
            <text:p text:style-name="P52">Estritamente igual</text:p>
          </table:table-cell>
          <table:table-cell table:style-name="Tabela3.A1" office:value-type="string">
            <text:p text:style-name="P52">5 === 2 + 4</text:p>
          </table:table-cell>
          <table:table-cell table:style-name="Tabela3.A1" office:value-type="string">
            <text:p text:style-name="P52"><text:s/>false</text:p>
          </table:table-cell>
        </table:table-row>
        <text:soft-page-break/>
        <table:table-row>
          <table:table-cell table:style-name="Tabela3.A1" office:value-type="string">
            <text:p text:style-name="P48">!<text:span text:style-name="T20">==</text:span></text:p>
          </table:table-cell>
          <table:table-cell table:style-name="Tabela3.A1" office:value-type="string">
            <text:p text:style-name="P52">Estritamente não igual</text:p>
          </table:table-cell>
          <table:table-cell table:style-name="Tabela3.A1" office:value-type="string">
            <text:p text:style-name="P52">5 !== 2 + 3</text:p>
          </table:table-cell>
          <table:table-cell table:style-name="Tabela3.A1" office:value-type="string">
            <text:p text:style-name="P53">false</text:p>
          </table:table-cell>
        </table:table-row>
        <table:table-row>
          <table:table-cell table:style-name="Tabela3.A1" office:value-type="string">
            <text:p text:style-name="P52">&lt;</text:p>
          </table:table-cell>
          <table:table-cell table:style-name="Tabela3.A1" office:value-type="string">
            <text:p text:style-name="P52">Menor que</text:p>
          </table:table-cell>
          <table:table-cell table:style-name="Tabela3.A1" office:value-type="string">
            <text:p text:style-name="P52">10 &lt; 6</text:p>
          </table:table-cell>
          <table:table-cell table:style-name="Tabela3.A1" office:value-type="string">
            <text:p text:style-name="P52"><text:span text:style-name="T21">false</text:span></text:p>
          </table:table-cell>
        </table:table-row>
        <table:table-row>
          <table:table-cell table:style-name="Tabela3.A1" office:value-type="string">
            <text:p text:style-name="P52">&gt;</text:p>
          </table:table-cell>
          <table:table-cell table:style-name="Tabela3.A1" office:value-type="string">
            <text:p text:style-name="P52">Maior que</text:p>
          </table:table-cell>
          <table:table-cell table:style-name="Tabela3.A1" office:value-type="string">
            <text:p text:style-name="P52">10 &gt; 6</text:p>
          </table:table-cell>
          <table:table-cell table:style-name="Tabela3.A1" office:value-type="string">
            <text:p text:style-name="P53">true</text:p>
          </table:table-cell>
        </table:table-row>
        <table:table-row>
          <table:table-cell table:style-name="Tabela3.A1" office:value-type="string">
            <text:p text:style-name="P52">&lt;=</text:p>
          </table:table-cell>
          <table:table-cell table:style-name="Tabela3.A1" office:value-type="string">
            <text:p text:style-name="P52">Menor ou igual a</text:p>
          </table:table-cell>
          <table:table-cell table:style-name="Tabela3.A1" office:value-type="string">
            <text:p text:style-name="P52">5 &lt;= 6</text:p>
          </table:table-cell>
          <table:table-cell table:style-name="Tabela3.A1" office:value-type="string">
            <text:p text:style-name="P53">true</text:p>
          </table:table-cell>
        </table:table-row>
        <table:table-row table:style-name="Tabela3.7">
          <table:table-cell table:style-name="Tabela3.A1" office:value-type="string">
            <text:p text:style-name="P52">&gt;=</text:p>
          </table:table-cell>
          <table:table-cell table:style-name="Tabela3.A1" office:value-type="string">
            <text:p text:style-name="P52">Maior ou menor a</text:p>
          </table:table-cell>
          <table:table-cell table:style-name="Tabela3.A1" office:value-type="string">
            <text:p text:style-name="P52">8 &gt;=9</text:p>
          </table:table-cell>
          <table:table-cell table:style-name="Tabela3.A1" office:value-type="string">
            <text:p text:style-name="P53">false</text:p>
          </table:table-cell>
        </table:table-row>
      </table:table>
      <text:p text:style-name="P45"><text:span text:style-name="T1"/></text:p>
      <text:p text:style-name="P45"><text:span text:style-name="T1">NOTA: muito se usa == e !=, porém há algumas situações em que podem produzir erros, por isso, é recomendado usar as === e !==.</text:span></text:p>
      <text:p text:style-name="P45"><text:span text:style-name="T15">5 == ‘5’; // true</text:span></text:p>
      <text:p text:style-name="P46"><text:span text:style-name="T1">5 === ‘5’ // false</text:span></text:p>
      <text:p text:style-name="P46"><text:span text:style-name="T1"><text:s/></text:span><text:span text:style-name="T16">A diferença consiste no fato de o primeiro exemplo o JS reconhece os valores como iguais, mesmo sendo comparadas uma string com um número. No segundo caso, a comparação é feita de forma estrita “literal, precisa”, assim uma string não é igual a um número.</text:span></text:p>
      <text:p text:style-name="P45"><text:span text:style-name="T1"/></text:p>
      <text:p text:style-name="P4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consolas" svg:font-family="consolas, 'Liberation Mono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0:04:31.151476533</meta:creation-date>
    <meta:generator>LibreOffice/6.4.4.2$Linux_X86_64 LibreOffice_project/40$Build-2</meta:generator>
    <dc:date>2020-07-28T16:42:26.591244524</dc:date>
    <meta:editing-duration>PT3H58M21S</meta:editing-duration>
    <meta:editing-cycles>16</meta:editing-cycles>
    <meta:document-statistic meta:table-count="3" meta:image-count="0" meta:object-count="0" meta:page-count="4" meta:paragraph-count="145" meta:word-count="982" meta:character-count="5321" meta:non-whitespace-character-count="4482"/>
  </office:meta>
</office:document-meta>
</file>